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Text_20_body">
      <style:text-properties fo:background-color="#ffff00"/>
    </style:style>
    <style:style style:name="T1" style:family="text">
      <style:text-properties fo:font-style="italic" style:font-style-asian="italic" style:font-style-complex="italic"/>
    </style:style>
    <style:style style:name="T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in a Social Question-Answering Site:</text:p>
      <text:p text:style-name="Heading">Longitudinal analysis of a social question-answering site</text:p>
      <text:p text:style-name="Standard"/>
      <text:p text:style-name="Standard">Paul Matthews, </text:p>
      <text:p text:style-name="Standard">Department of Computer Science and Creative Technologies, </text:p>
      <text:p text:style-name="Standard">University of the West of England.</text:p>
      <text:p text:style-name="Standard"/>
      <text:p text:style-name="Standard"/>
      <text:h text:style-name="Heading_20_1" text:outline-level="1">Abstract</text:h>
      <text:p text:style-name="Standard"/>
      <text:h text:style-name="Heading_20_2" text:outline-level="2">Introduction</text:h>
      <text:p text:style-name="Standard">Social question-answering (Q &amp; A) sites such as Yahoo Answers, Quora, Baide Knows and Naver KnowledgeIn have been popular in recent years as a platform for users to post questions on general or more specialist topics and receive answers f the community of users. <text:s/>Curated question-answer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is presented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text:p>
      <text:p text:style-name="Standard"/>
      <text:p text:style-name="Standard">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text:p>
      <text:p text:style-name="Standard"/>
      <text:h text:style-name="Heading_20_2" text:outline-level="2">Desirable norms and architecture for a knowledge commons</text:h>
      <text:p text:style-name="Standard">Online, social Q&amp;A lowers the barriers of entry to a community of knowledge to a simple interest and willingness to contribute. <text:s/>Social Q &amp; A provides an online analogue of a social epistemological <text:soft-page-break/>system, with community members providing "testimony" as to the best answer to a question. The foremost theorists in social epistemology regard the field as normative, in providing a framework for an epistemological system to converge on the true knowledge (defined in a number of ways). Conditions of such systems include inclusivity, diversity and authority.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text:p>
      <text:p text:style-name="Standard"/>
      <text:p text:style-name="Standard">Epistemic systems also need to accommodate different types of question, not only the simplified philisophical propos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take a Popperian approach and hold a particular view until evidence seems sufficient to reject it (consistent with Kuhn and etc)</text:p>
      <text:p text:style-name="Standard">To these above conditions I would add that the system should be <text:span text:style-name="T1">dynamic</text:span>, flexible enough to accommodate new conditions that require knowledge to be updated, or new opinions or evidence to be included for consideration.</text:p>
      <text:h text:style-name="Heading_20_2" text:outline-level="2">Social Q &amp; A and user motivations</text:h>
      <text:p text:style-name="Standard">Sites such as Stack Overflow attract two overlapping yet partially distinct user groups - those seeking answers and those providing them. Some mutual attraction is apparent, with the availability of answerers make the site attractive to questioners {{720 Kumar, R. 2010;}}.</text:p>
      <text:p text:style-name="Standard">Askers are may display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text:p>
      <text:p text:style-name="Standard"/>
      <text:p text:style-name="Standard">Many motivators for knowledge contribution in online communities have been identified, among them sense of community, expected reciprocity and individual recognition <text:span text:style-name="T2">(ref and improve)</text:span>. In platforms such as Stack Overflow, answer contributors find the exercise useful in sharpening their professional skills, gaining authority in the online community and even finding new work on the basis of their accumulated contributions.</text:p>
      <text:p text:style-name="Standard"/>
      <text:h text:style-name="Heading_20_2" text:outline-level="2">Indicators of quality in social Q &amp; A</text:h>
      <text:p text:style-name="Text_20_body">Quality assessment of a Q&amp;A resource might consider question and answer quality individually or look instead at the quality of the emergent question and answer resource. In terms of answers, it is possible to assess answers based on which are "accepted" as a best answer by the questioner or use a more objective quality assessment.</text:p>
      <text:p text:style-name="Text_20_body"><text:span text:style-name="T2">[Meta guidelines - how to ask a good question - Suppress author names in following..]</text:span>..</text:p>
      <text:p text:style-name="Standard">Adamic et al {{341 Adamic,L. 2008;}}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text:p>
      <text:p text:style-name="Standard"/>
      <text:p text:style-name="Standard">At a smaller scale and taking a mixed methods approach, Blooma et al {{754 Blooma,Mohan John 2008;}} analysed 300 question and answer pairs from <text:s/>Yahoo Answers, relating textual and non-<text:soft-page-break/>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ratings from the volunteers). The <text:s/>textual features of accuracy, completeness and length were the most significant regressors {{754 Blooma,Mohan John 2008;}}. <text:s/></text:p>
      <text:p text:style-name="Standard"/>
      <text:p text:style-name="Standard">Fewer studies have targeted is the quality of the overall question-answer resource, which may consist of a number of different - though equally relevant - answers. In a way, well phrased questions with several high quality candidate answers may be the best overall quality resources </text:p>
      <text:p text:style-name="Standard"/>
      <text:p text:style-name="P1">[insert dialectics references] </text:p>
      <text:p text:style-name="Standard"/>
      <text:p text:style-name="Standard">and equivalent to Wikipedia's featured articles. </text:p>
      <text:p text:style-name="Standard"/>
      <text:h text:style-name="Heading_20_2" text:outline-level="2">Sources of bias through moderation, community size and the use of gamified interfaces</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This has the desirable effect of the asker receiving an answer quickly, but may sacrifice quality given that the answerer is in a rush to provide information. <text:s/>The extent of the problem was highlighted, with the median answer time of 11 minutes.</text:p>
      <text:p text:style-name="Standard"/>
      <text:p text:style-name="P1">[Predictors of acceptance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This can be verified in Stack Overflow by looking at Answer scores in relation to the time they were contributed. <text:s/>[<text:span text:style-name="T2">Expand]</text:span></text:p>
      <text:h text:style-name="Heading_20_2" text:outline-level="2">Knowledge accretion in collaborative authoring environments</text:h>
      <text:p text:style-name="P2">[Needs editing or incorporating into above sections]</text:p>
      <text:p text:style-name="Standard">Perhaps the most widely studied collaborative knowledge technology is the wiki, and the specific <text:soft-page-break/>instance most widely studied is Wikipedia. Here, approaches have looked at the dynamics of article authoring and editing for different types of topic, and have reached a quite good understanding of how knowledge builds and changes over time.</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text:p>
      <text:p text:style-name="Standard"/>
      <text:p text:style-name="Standard">A "first mover advantage" in Wikipedia articles has been identified. Content contributed early in a page's life tends to persist, and that may include any errors introduced early on {{814 Luyt,Brendan 2008;}}. This has been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 <text:span text:style-name="T2">(Need a ref)</text:span></text:p>
      <text:p text:style-name="Standard"/>
      <text:p text:style-name="Standard"/>
      <text:h text:style-name="Heading_20_1" text:outline-level="1">Methods and Approach</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Data was loaded and pre-processed in MySQL, before being loaded into an R statistics interface for analysis. <text:s/>The May 2011 dataset contains some 6,479,788 posts - incorporating both questions and answers - <text:s/>from amongst 756,695 users. By December 2011, the totals had grown to 7,397,507 posts and 887,372 users. </text:p>
      <text:h text:style-name="Heading_20_1" text:outline-level="1">Findings</text:h>
      <text:h text:style-name="Heading_20_2" text:outline-level="2">Question longevity and "breaking" answers</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text:soft-page-break/>garner the majority of votes. </text:p>
      <text:p text:style-name="Standard"/>
      <text:p text:style-name="Standard">&lt;&lt;QuestionBreakdownTable, echo = FALSE, results = xml&gt;&gt;=</text:p>
      <text:p text:style-name="Standard">tlSummary &lt;- getTLSummary()</text:p>
      <text:p text:style-name="Standard">odfTableCaption('Longevity of Questions', numformat='1', numlettersync=FALSE, formula='Table+1', label='Table')</text:p>
      <text:p text:style-name="Standard">odfTable(tlSummary,horizontal=TRUE)</text:p>
      <text:p text:style-name="Standard">odfPageBreak()</text:p>
      <text:p text:style-name="Standard">@</text:p>
      <text:p text:style-name="Standard"/>
      <text:p text:style-name="Standard">&lt;&lt;TypicalQuestion, echo = FALSE, fig = TRUE&gt;&gt;=</text:p>
      <text:p text:style-name="Standard">qid&lt;-1064403</text:p>
      <text:p text:style-name="Standard">p&lt;-stackplot(qid, gettldata(qid), getqdata(qid), F)</text:p>
      <text:p text:style-name="Standard">print(p)</text:p>
      <text:p text:style-name="Standard">odfFigureCaption('Typical Question Timeline', numformat = '1', numlettersync = FALSE, formula='Illustration+1', label='Figure')</text:p>
      <text:p text:style-name="Standard">@</text:p>
      <text:p text:style-name="Standard"/>
      <text:p text:style-name="Standard">&lt;&lt;BreakingQuestion, echo = FALSE, fig = TRUE&gt;&gt;=</text:p>
      <text:p text:style-name="Standard">qid&lt;-295579</text:p>
      <text:p text:style-name="Standard">p&lt;-stackplot(qid, gettldata(qid), getqdata(qid), F)</text:p>
      <text:p text:style-name="Standard">print(p)</text:p>
      <text:p text:style-name="Standard">odfFigureCaption('"Breaking" Question Timeline', numformat = '1', numlettersync = FALSE, formula='Illustration+1', label='Figure')</text:p>
      <text:p text:style-name="Standard">@</text:p>
      <text:p text:style-name="Standard"/>
      <text:p text:style-name="Standard">&lt;&lt;RunningQuestion, echo = FALSE, fig = TRUE&gt;&gt;=</text:p>
      <text:p text:style-name="Standard">qid&lt;-55363</text:p>
      <text:p text:style-name="Standard">p&lt;-stackplot(qid, gettldata(qid), getqdata(qid), F)</text:p>
      <text:p text:style-name="Standard">print(p)</text:p>
      <text:p text:style-name="Standard">odfFigureCaption('"Breaking" Question Timeline', numformat = '1', numlettersync = FALSE, formula='Illustration+1', label='Figure')</text:p>
      <text:p text:style-name="Standard">@</text:p>
      <text:p text:style-name="Standard"/>
      <text:p text:style-name="Standard">&lt;&lt;ComplementedQuestion, echo = FALSE, fig = TRUE&gt;&gt;=</text:p>
      <text:p text:style-name="Standard">qid&lt;-186264</text:p>
      <text:p text:style-name="Standard">p&lt;-stackplot(qid, gettldata(qid), getqdata(qid), F)</text:p>
      <text:p text:style-name="Standard">print(p)</text:p>
      <text:p text:style-name="Standard">odfFigureCaption('"Breaking" Question Timeline', numformat = '1', numlettersync = FALSE, formula='Illustration+1', label='Figure')</text:p>
      <text:p text:style-name="Standard">@</text:p>
      <text:p text:style-name="Standard"/>
      <text:p text:style-name="Standard">&lt;&lt;EvolvingQuestion, echo = FALSE, fig = TRUE&gt;&gt;=</text:p>
      <text:p text:style-name="Standard">qid&lt;-325085</text:p>
      <text:p text:style-name="Standard">p&lt;-stackplot(qid, gettldata(qid), getqdata(qid), F)</text:p>
      <text:p text:style-name="Standard">print(p)</text:p>
      <text:p text:style-name="Standard">odfFigureCaption('"Breaking" Question Timeline', numformat = '1', numlettersync = FALSE, formula='Illustration+1', label='Figure')</text:p>
      <text:p text:style-name="Standard">@</text:p>
      <text:p text:style-name="Standard"/>
      <text:p text:style-name="Standard">&lt;&lt;NewTechQuestion, echo = FALSE, fig = TRUE&gt;&gt;=</text:p>
      <text:p text:style-name="Standard">qid&lt;-422066</text:p>
      <text:p text:style-name="Standard"><text:soft-page-break/>p&lt;-stackplot(qid, gettldata(qid), getqdata(qid), F)</text:p>
      <text:p text:style-name="Standard">print(p)</text:p>
      <text:p text:style-name="Standard">odfFigureCaption('"Breaking" Question Timeline', numformat = '1', numlettersync = FALSE, formula='Illustration+1', label='Figure')</text:p>
      <text:p text:style-name="Standard">@</text:p>
      <text:p text:style-name="Standard"/>
      <text:h text:style-name="Heading_20_2" text:outline-level="2">Question and answer edits over time</text:h>
      <text:p text:style-name="Standard">Evolution of moderation</text:p>
      <text:p text:style-name="Standard">&lt;&lt;ClosureDupeMods, echo = FALSE, fig = TRUE&gt;&gt;=</text:p>
      <text:p text:style-name="Standard">p&lt;-closuresbyperiod()</text:p>
      <text:p text:style-name="Standard">print(p)</text:p>
      <text:p text:style-name="Standard">odfFigureCaption('Questions closed as duplicates as a percentage of total questions', numformat = '1', numlettersync = FALSE, formula='Illustration+1', label='Figure')</text:p>
      <text:p text:style-name="Standard">@</text:p>
      <text:h text:style-name="Heading_20_1" text:outline-level="1">Discussion</text:h>
      <text:h text:style-name="Heading_20_1" text:outline-level="1">Conclusion</text:h>
      <text:h text:style-name="Heading_20_1" text:outline-level="1">References</text:h>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3T20:49:04.77</meta:creation-date>
    <dc:date>2012-08-17T11:15:17</dc:date>
    <meta:editing-duration>PT1H17M25S</meta:editing-duration>
    <meta:editing-cycles>13</meta:editing-cycles>
    <meta:generator>LibreOffice/3.5$Linux_x86 LibreOffice_project/350m1$Build-2</meta:generator>
    <dc:creator>Paul Matthews</dc:creator>
    <meta:document-statistic meta:table-count="0" meta:image-count="0" meta:object-count="0" meta:page-count="6" meta:paragraph-count="98" meta:word-count="2320" meta:character-count="15567" meta:non-whitespace-character-count="13313"/>
  </office:meta>
</office:document-meta>
</file>